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paragraph-properties fo:text-align="center" style:justify-single-word="false"/>
      <style:text-properties fo:language="en" fo:country="US" officeooo:rsid="0068d39e" officeooo:paragraph-rsid="0068d39e" style:font-size-asian="10.5pt"/>
    </style:style>
    <style:style style:name="P31" style:family="paragraph" style:parent-style-name="Text_20_body">
      <style:text-properties fo:language="en" fo:country="US" officeooo:rsid="00125a88" officeooo:paragraph-rsid="00446046" style:font-size-asian="10.5pt"/>
    </style:style>
    <style:style style:name="P32" style:family="paragraph" style:parent-style-name="Text_20_body">
      <style:text-properties fo:language="en" fo:country="US" officeooo:rsid="00b48cf1" officeooo:paragraph-rsid="00b48cf1" style:font-size-asian="10.5pt"/>
    </style:style>
    <style:style style:name="P33"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4"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6" style:family="paragraph" style:parent-style-name="Text_20_body">
      <style:text-properties officeooo:rsid="00196e60" officeooo:paragraph-rsid="00196e60"/>
    </style:style>
    <style:style style:name="P37" style:family="paragraph" style:parent-style-name="Text_20_body">
      <style:text-properties officeooo:paragraph-rsid="001c4724"/>
    </style:style>
    <style:style style:name="P38" style:family="paragraph" style:parent-style-name="Text_20_body">
      <style:text-properties officeooo:rsid="001d2445" officeooo:paragraph-rsid="001d2445"/>
    </style:style>
    <style:style style:name="P39" style:family="paragraph" style:parent-style-name="Text_20_body">
      <style:paragraph-properties fo:text-align="start" style:justify-single-word="false"/>
      <style:text-properties officeooo:rsid="00238d55" officeooo:paragraph-rsid="0028be8b"/>
    </style:style>
    <style:style style:name="P40" style:family="paragraph" style:parent-style-name="Text_20_body">
      <style:paragraph-properties fo:text-align="start" style:justify-single-word="false"/>
      <style:text-properties officeooo:rsid="0023e87b" officeooo:paragraph-rsid="002c2fd8"/>
    </style:style>
    <style:style style:name="P41" style:family="paragraph" style:parent-style-name="Text_20_body">
      <style:paragraph-properties fo:text-align="start" style:justify-single-word="false"/>
      <style:text-properties officeooo:rsid="0025b821" officeooo:paragraph-rsid="0025b821"/>
    </style:style>
    <style:style style:name="P42" style:family="paragraph" style:parent-style-name="Text_20_body">
      <style:paragraph-properties fo:text-align="start" style:justify-single-word="false"/>
      <style:text-properties officeooo:rsid="0025b821" officeooo:paragraph-rsid="0026804f"/>
    </style:style>
    <style:style style:name="P43" style:family="paragraph" style:parent-style-name="Text_20_body">
      <style:paragraph-properties fo:text-align="start" style:justify-single-word="false"/>
      <style:text-properties officeooo:rsid="00273464" officeooo:paragraph-rsid="00273464"/>
    </style:style>
    <style:style style:name="P44" style:family="paragraph" style:parent-style-name="Text_20_body">
      <style:paragraph-properties fo:text-align="start" style:justify-single-word="false"/>
      <style:text-properties officeooo:rsid="00273464" officeooo:paragraph-rsid="00282c71"/>
    </style:style>
    <style:style style:name="P45" style:family="paragraph" style:parent-style-name="Text_20_body">
      <style:paragraph-properties fo:text-align="start" style:justify-single-word="false"/>
      <style:text-properties officeooo:rsid="00282c71" officeooo:paragraph-rsid="00282c71"/>
    </style:style>
    <style:style style:name="P46" style:family="paragraph" style:parent-style-name="Text_20_body">
      <style:paragraph-properties fo:text-align="start" style:justify-single-word="false"/>
      <style:text-properties officeooo:rsid="0028be8b" officeooo:paragraph-rsid="002c2fd8"/>
    </style:style>
    <style:style style:name="P47" style:family="paragraph" style:parent-style-name="Text_20_body">
      <style:paragraph-properties fo:text-align="start" style:justify-single-word="false"/>
      <style:text-properties officeooo:rsid="002a6585" officeooo:paragraph-rsid="002c2fd8"/>
    </style:style>
    <style:style style:name="P48" style:family="paragraph" style:parent-style-name="Text_20_body">
      <style:paragraph-properties fo:text-align="start" style:justify-single-word="false"/>
      <style:text-properties officeooo:rsid="002df896" officeooo:paragraph-rsid="002df896"/>
    </style:style>
    <style:style style:name="P49" style:family="paragraph" style:parent-style-name="Text_20_body">
      <style:text-properties officeooo:rsid="002e260e" officeooo:paragraph-rsid="002e260e"/>
    </style:style>
    <style:style style:name="P50" style:family="paragraph" style:parent-style-name="Text_20_body">
      <style:text-properties officeooo:rsid="003344ef" officeooo:paragraph-rsid="0034da19"/>
    </style:style>
    <style:style style:name="P51" style:family="paragraph" style:parent-style-name="Text_20_body">
      <style:text-properties officeooo:rsid="0034da19" officeooo:paragraph-rsid="00352be2"/>
    </style:style>
    <style:style style:name="P52" style:family="paragraph" style:parent-style-name="Text_20_body">
      <style:text-properties officeooo:rsid="0034da19" officeooo:paragraph-rsid="003c31f8"/>
    </style:style>
    <style:style style:name="P53" style:family="paragraph" style:parent-style-name="Text_20_body">
      <style:text-properties officeooo:rsid="003891d0" officeooo:paragraph-rsid="003891d0"/>
    </style:style>
    <style:style style:name="P54" style:family="paragraph" style:parent-style-name="Text_20_body">
      <style:text-properties officeooo:rsid="003891d0" officeooo:paragraph-rsid="0036eeae"/>
    </style:style>
    <style:style style:name="P55" style:family="paragraph" style:parent-style-name="Text_20_body">
      <style:text-properties officeooo:rsid="003c31f8" officeooo:paragraph-rsid="003c31f8"/>
    </style:style>
    <style:style style:name="P56" style:family="paragraph" style:parent-style-name="Text_20_body">
      <style:text-properties officeooo:rsid="0040e396" officeooo:paragraph-rsid="0040e396"/>
    </style:style>
    <style:style style:name="P57" style:family="paragraph" style:parent-style-name="Text_20_body">
      <style:text-properties officeooo:rsid="0046b5d2" officeooo:paragraph-rsid="0046b5d2"/>
    </style:style>
    <style:style style:name="P58" style:family="paragraph" style:parent-style-name="Text_20_body">
      <style:text-properties officeooo:rsid="00480f98" officeooo:paragraph-rsid="0048e7e0"/>
    </style:style>
    <style:style style:name="P59" style:family="paragraph" style:parent-style-name="Text_20_body">
      <style:text-properties officeooo:rsid="004aa0bd" officeooo:paragraph-rsid="004aa0bd"/>
    </style:style>
    <style:style style:name="P60" style:family="paragraph" style:parent-style-name="Text_20_body">
      <style:text-properties officeooo:rsid="004c4f0f" officeooo:paragraph-rsid="004c4f0f"/>
    </style:style>
    <style:style style:name="P61" style:family="paragraph" style:parent-style-name="Text_20_body">
      <style:text-properties style:text-position="0% 100%" officeooo:rsid="00592433" officeooo:paragraph-rsid="00592433"/>
    </style:style>
    <style:style style:name="P62" style:family="paragraph" style:parent-style-name="Text_20_body">
      <style:text-properties style:text-position="0% 100%" officeooo:rsid="005d8ac0" officeooo:paragraph-rsid="005d8ac0"/>
    </style:style>
    <style:style style:name="P63" style:family="paragraph" style:parent-style-name="Text_20_body">
      <style:text-properties style:text-position="0% 100%" officeooo:rsid="005e23f3" officeooo:paragraph-rsid="005e23f3"/>
    </style:style>
    <style:style style:name="P64" style:family="paragraph" style:parent-style-name="Text_20_body">
      <style:text-properties style:text-position="0% 100%" officeooo:rsid="006058d2" officeooo:paragraph-rsid="006058d2"/>
    </style:style>
    <style:style style:name="P65" style:family="paragraph" style:parent-style-name="Text_20_body">
      <style:text-properties style:text-position="0% 100%" officeooo:rsid="0061c191" officeooo:paragraph-rsid="0061c191"/>
    </style:style>
    <style:style style:name="P66" style:family="paragraph" style:parent-style-name="Text_20_body">
      <style:text-properties style:text-position="0% 100%" officeooo:rsid="0070a5b0" officeooo:paragraph-rsid="0070a5b0"/>
    </style:style>
    <style:style style:name="P67" style:family="paragraph" style:parent-style-name="Text_20_body">
      <style:text-properties style:text-position="0% 100%" officeooo:rsid="0079b657" officeooo:paragraph-rsid="0079b657"/>
    </style:style>
    <style:style style:name="P68" style:family="paragraph" style:parent-style-name="Text_20_body">
      <style:text-properties style:text-position="0% 100%" officeooo:rsid="005c0199" officeooo:paragraph-rsid="005d8ac0"/>
    </style:style>
    <style:style style:name="P69" style:family="paragraph" style:parent-style-name="Text_20_body">
      <style:text-properties style:text-position="0% 100%" officeooo:rsid="00622d72" officeooo:paragraph-rsid="00622d72"/>
    </style:style>
    <style:style style:name="P70" style:family="paragraph" style:parent-style-name="Text_20_body">
      <style:text-properties officeooo:paragraph-rsid="00228063"/>
    </style:style>
    <style:style style:name="P71" style:family="paragraph" style:parent-style-name="Text_20_body">
      <style:paragraph-properties fo:text-align="start" style:justify-single-word="false"/>
      <style:text-properties officeooo:rsid="0068d39e" officeooo:paragraph-rsid="0068d39e"/>
    </style:style>
    <style:style style:name="P72" style:family="paragraph" style:parent-style-name="Text_20_body">
      <style:paragraph-properties fo:text-align="start" style:justify-single-word="false"/>
      <style:text-properties officeooo:rsid="006a593a" officeooo:paragraph-rsid="006a593a"/>
    </style:style>
    <style:style style:name="P73" style:family="paragraph" style:parent-style-name="Text_20_body">
      <style:paragraph-properties fo:text-align="center" style:justify-single-word="false"/>
      <style:text-properties style:text-underline-style="none" fo:font-weight="bold" style:font-weight-asian="bold" style:font-weight-complex="bold"/>
    </style:style>
    <style:style style:name="P74" style:family="paragraph" style:parent-style-name="Text_20_body">
      <style:text-properties officeooo:rsid="007493f4" officeooo:paragraph-rsid="007493f4"/>
    </style:style>
    <style:style style:name="P75" style:family="paragraph" style:parent-style-name="Text_20_body">
      <style:text-properties officeooo:rsid="0076f6fb" officeooo:paragraph-rsid="0076f6fb"/>
    </style:style>
    <style:style style:name="P76" style:family="paragraph" style:parent-style-name="Text_20_body">
      <style:text-properties officeooo:rsid="007d050c" officeooo:paragraph-rsid="007d050c"/>
    </style:style>
    <style:style style:name="P77" style:family="paragraph" style:parent-style-name="Text_20_body">
      <style:text-properties officeooo:rsid="007fedf3" officeooo:paragraph-rsid="007fedf3"/>
    </style:style>
    <style:style style:name="P78" style:family="paragraph" style:parent-style-name="Text_20_body">
      <style:text-properties officeooo:rsid="0088aa2c" officeooo:paragraph-rsid="0088aa2c"/>
    </style:style>
    <style:style style:name="P79" style:family="paragraph" style:parent-style-name="Text_20_body">
      <style:paragraph-properties fo:text-align="center" style:justify-single-word="false"/>
      <style:text-properties officeooo:rsid="006dcc59" officeooo:paragraph-rsid="006dcc59"/>
    </style:style>
    <style:style style:name="P80" style:family="paragraph" style:parent-style-name="Text_20_body">
      <style:paragraph-properties fo:text-align="center" style:justify-single-word="false"/>
      <style:text-properties officeooo:rsid="006dcc59" officeooo:paragraph-rsid="00c4df9b"/>
    </style:style>
    <style:style style:name="P81" style:family="paragraph" style:parent-style-name="Text_20_body">
      <style:paragraph-properties fo:text-align="center" style:justify-single-word="false"/>
      <style:text-properties officeooo:rsid="0089e1b5" officeooo:paragraph-rsid="0089e1b5"/>
    </style:style>
    <style:style style:name="P82" style:family="paragraph" style:parent-style-name="Text_20_body">
      <style:text-properties officeooo:rsid="00921598" officeooo:paragraph-rsid="00921598"/>
    </style:style>
    <style:style style:name="P83" style:family="paragraph" style:parent-style-name="Text_20_body">
      <style:text-properties officeooo:rsid="00921598" officeooo:paragraph-rsid="0093fb52"/>
    </style:style>
    <style:style style:name="P84" style:family="paragraph" style:parent-style-name="Text_20_body">
      <style:text-properties officeooo:rsid="009400e7" officeooo:paragraph-rsid="009400e7"/>
    </style:style>
    <style:style style:name="P85" style:family="paragraph" style:parent-style-name="Text_20_body">
      <style:text-properties officeooo:rsid="009b8122" officeooo:paragraph-rsid="009b8122"/>
    </style:style>
    <style:style style:name="P86" style:family="paragraph" style:parent-style-name="Text_20_body">
      <style:text-properties officeooo:rsid="009eef66" officeooo:paragraph-rsid="009eef66"/>
    </style:style>
    <style:style style:name="P87" style:family="paragraph" style:parent-style-name="Text_20_body">
      <style:text-properties officeooo:rsid="009eef66" officeooo:paragraph-rsid="00afc435"/>
    </style:style>
    <style:style style:name="P88" style:family="paragraph" style:parent-style-name="Text_20_body">
      <style:text-properties officeooo:rsid="00446046" officeooo:paragraph-rsid="0046289a"/>
    </style:style>
    <style:style style:name="P89" style:family="paragraph" style:parent-style-name="Text_20_body">
      <style:text-properties officeooo:rsid="008bb3f3" officeooo:paragraph-rsid="009c9944"/>
    </style:style>
    <style:style style:name="P90" style:family="paragraph" style:parent-style-name="Text_20_body">
      <style:paragraph-properties fo:text-align="start" style:justify-single-word="false"/>
      <style:text-properties officeooo:rsid="00ad1fa0" officeooo:paragraph-rsid="00ad1fa0"/>
    </style:style>
    <style:style style:name="P91" style:family="paragraph" style:parent-style-name="Text_20_body">
      <style:text-properties officeooo:rsid="00ad3479" officeooo:paragraph-rsid="00ad3479"/>
    </style:style>
    <style:style style:name="P92" style:family="paragraph" style:parent-style-name="Text_20_body">
      <style:text-properties officeooo:rsid="00ae23b2" officeooo:paragraph-rsid="00ae23b2"/>
    </style:style>
    <style:style style:name="P93" style:family="paragraph" style:parent-style-name="Text_20_body">
      <style:text-properties officeooo:rsid="00afc435" officeooo:paragraph-rsid="00afc435"/>
    </style:style>
    <style:style style:name="P94" style:family="paragraph" style:parent-style-name="Text_20_body">
      <style:text-properties officeooo:rsid="00b10ea1" officeooo:paragraph-rsid="00b10ea1"/>
    </style:style>
    <style:style style:name="P95" style:family="paragraph" style:parent-style-name="Text_20_body">
      <style:text-properties officeooo:rsid="00b10ea1" officeooo:paragraph-rsid="00b74f5f"/>
    </style:style>
    <style:style style:name="P96" style:family="paragraph" style:parent-style-name="Text_20_body">
      <style:text-properties officeooo:paragraph-rsid="00b74f5f"/>
    </style:style>
    <style:style style:name="P97" style:family="paragraph" style:parent-style-name="Text_20_body">
      <style:text-properties officeooo:rsid="00b74f5f" officeooo:paragraph-rsid="00b74f5f"/>
    </style:style>
    <style:style style:name="P98" style:family="paragraph" style:parent-style-name="Text_20_body">
      <style:text-properties officeooo:rsid="00b8655f" officeooo:paragraph-rsid="00b8655f"/>
    </style:style>
    <style:style style:name="P99" style:family="paragraph" style:parent-style-name="Text_20_body">
      <style:text-properties officeooo:rsid="00badb44" officeooo:paragraph-rsid="00badb44"/>
    </style:style>
    <style:style style:name="P100" style:family="paragraph" style:parent-style-name="Text_20_body">
      <style:text-properties officeooo:rsid="00bbc1b1" officeooo:paragraph-rsid="00bbc1b1"/>
    </style:style>
    <style:style style:name="P101" style:family="paragraph" style:parent-style-name="Text_20_body">
      <style:text-properties officeooo:rsid="00be3750" officeooo:paragraph-rsid="00be3750"/>
    </style:style>
    <style:style style:name="P102" style:family="paragraph" style:parent-style-name="Text_20_body">
      <style:text-properties officeooo:rsid="00c00d40" officeooo:paragraph-rsid="00c00d40"/>
    </style:style>
    <style:style style:name="P103" style:family="paragraph" style:parent-style-name="Text_20_body">
      <style:text-properties officeooo:rsid="00960872" officeooo:paragraph-rsid="00960872"/>
    </style:style>
    <style:style style:name="P104" style:family="paragraph" style:parent-style-name="Standard">
      <style:text-properties fo:language="en" fo:country="US" officeooo:rsid="00125a88" officeooo:paragraph-rsid="00125a88" style:font-size-asian="10.5pt"/>
    </style:style>
    <style:style style:name="P105" style:family="paragraph" style:parent-style-name="Standard">
      <style:text-properties fo:language="en" fo:country="US" officeooo:rsid="00125a88" officeooo:paragraph-rsid="0068d39e" style:font-size-asian="10.5pt"/>
    </style:style>
    <style:style style:name="P106" style:family="paragraph" style:parent-style-name="Code">
      <style:text-properties officeooo:paragraph-rsid="006058d2"/>
    </style:style>
    <style:style style:name="P107" style:family="paragraph" style:parent-style-name="Code">
      <style:text-properties officeooo:paragraph-rsid="00826079"/>
    </style:style>
    <style:style style:name="P108" style:family="paragraph" style:parent-style-name="Code">
      <style:text-properties officeooo:rsid="00826079" officeooo:paragraph-rsid="00826079"/>
    </style:style>
    <style:style style:name="P109" style:family="paragraph" style:parent-style-name="Code">
      <style:text-properties officeooo:rsid="0086e94a" officeooo:paragraph-rsid="0086e94a"/>
    </style:style>
    <style:style style:name="P110" style:family="paragraph" style:parent-style-name="Code">
      <style:text-properties officeooo:rsid="009c9944" officeooo:paragraph-rsid="009c9944"/>
    </style:style>
    <style:style style:name="P111" style:family="paragraph" style:parent-style-name="Code">
      <style:text-properties officeooo:paragraph-rsid="00a0b3f3"/>
    </style:style>
    <style:style style:name="P112" style:family="paragraph" style:parent-style-name="Code">
      <style:text-properties officeooo:paragraph-rsid="00a90ceb"/>
    </style:style>
    <style:style style:name="P113" style:family="paragraph" style:parent-style-name="Code">
      <style:text-properties officeooo:paragraph-rsid="00afc435"/>
    </style:style>
    <style:style style:name="P114" style:family="paragraph" style:parent-style-name="Code">
      <style:text-properties officeooo:paragraph-rsid="00b2d5e2"/>
    </style:style>
    <style:style style:name="P115" style:family="paragraph" style:parent-style-name="Text_20_body">
      <style:paragraph-properties fo:break-before="page"/>
      <style:text-properties fo:language="en" fo:country="US"/>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Contents_20_3">
      <style:paragraph-properties>
        <style:tab-stops>
          <style:tab-stop style:position="16.002cm" style:type="right" style:leader-style="dotted" style:leader-text="."/>
        </style:tab-stops>
      </style:paragraph-properties>
    </style:style>
    <style:style style:name="P119" style:family="paragraph" style:parent-style-name="Text_20_body" style:list-style-name="L1">
      <style:text-properties fo:language="en" fo:country="US" officeooo:rsid="001bc3e1" officeooo:paragraph-rsid="001bc3e1" style:font-size-asian="10.5pt"/>
    </style:style>
    <style:style style:name="P120" style:family="paragraph" style:parent-style-name="Text_20_body" style:list-style-name="L2">
      <style:text-properties fo:language="en" fo:country="US" officeooo:rsid="001d0970" officeooo:paragraph-rsid="001d0970" style:font-size-asian="10.5pt"/>
    </style:style>
    <style:style style:name="P121" style:family="paragraph" style:parent-style-name="Text_20_body" style:list-style-name="L3">
      <style:text-properties fo:language="en" fo:country="US" officeooo:rsid="001d0970" officeooo:paragraph-rsid="001d2445" style:font-size-asian="10.5pt"/>
    </style:style>
    <style:style style:name="P122" style:family="paragraph" style:parent-style-name="Text_20_body" style:list-style-name="L3">
      <style:text-properties fo:language="en" fo:country="US" officeooo:paragraph-rsid="001d2445" style:font-size-asian="10.5pt"/>
    </style:style>
    <style:style style:name="P123" style:family="paragraph" style:parent-style-name="Text_20_body" style:list-style-name="L4">
      <style:text-properties fo:language="en" fo:country="US" officeooo:rsid="001d2445" officeooo:paragraph-rsid="001d2445" style:font-size-asian="10.5pt"/>
    </style:style>
    <style:style style:name="P124" style:family="paragraph" style:parent-style-name="Text_20_body" style:list-style-name="L4">
      <style:text-properties fo:language="en" fo:country="US" officeooo:rsid="001f8981" officeooo:paragraph-rsid="001f8981" style:font-size-asian="10.5pt"/>
    </style:style>
    <style:style style:name="P125" style:family="paragraph" style:parent-style-name="Text_20_body" style:list-style-name="L6">
      <style:text-properties fo:language="en" fo:country="US" officeooo:rsid="001f8981" officeooo:paragraph-rsid="002229f4" style:font-size-asian="10.5pt"/>
    </style:style>
    <style:style style:name="P126" style:family="paragraph" style:parent-style-name="Text_20_body" style:list-style-name="L5">
      <style:text-properties fo:language="en" fo:country="US" officeooo:rsid="002229f4" officeooo:paragraph-rsid="002229f4" style:font-size-asian="10.5pt"/>
    </style:style>
    <style:style style:name="P127" style:family="paragraph" style:parent-style-name="Text_20_body" style:list-style-name="L7">
      <style:text-properties fo:language="en" fo:country="US" officeooo:rsid="003deb92" officeooo:paragraph-rsid="003deb92" style:font-size-asian="10.5pt"/>
    </style:style>
    <style:style style:name="P128" style:family="paragraph" style:parent-style-name="Text_20_body" style:list-style-name="L7">
      <style:text-properties fo:language="en" fo:country="US" officeooo:rsid="0041f8ad" officeooo:paragraph-rsid="0041f8ad" style:font-size-asian="10.5pt"/>
    </style:style>
    <style:style style:name="P129" style:family="paragraph" style:parent-style-name="Text_20_body" style:list-style-name="L7">
      <style:text-properties fo:language="en" fo:country="US" officeooo:rsid="00b48cf1" officeooo:paragraph-rsid="00b48cf1" style:font-size-asian="10.5pt"/>
    </style:style>
    <style:style style:name="P130" style:family="paragraph" style:parent-style-name="Text_20_body" style:list-style-name="L7">
      <style:text-properties fo:language="en" fo:country="US" officeooo:rsid="00b6a883" officeooo:paragraph-rsid="00b6a883" style:font-size-asian="10.5pt"/>
    </style:style>
    <style:style style:name="P131" style:family="paragraph" style:parent-style-name="Text_20_body" style:list-style-name="L7">
      <style:text-properties fo:language="en" fo:country="US" officeooo:rsid="00968215" officeooo:paragraph-rsid="00968215" style:font-size-asian="10.5pt"/>
    </style:style>
    <style:style style:name="P132" style:family="paragraph" style:parent-style-name="Text_20_body" style:list-style-name="L8">
      <style:text-properties fo:language="en" fo:country="US" officeooo:rsid="0042f357" officeooo:paragraph-rsid="0042f357" style:font-size-asian="10.5pt"/>
    </style:style>
    <style:style style:name="P133" style:family="paragraph" style:parent-style-name="Text_20_body" style:list-style-name="L8">
      <style:text-properties fo:language="en" fo:country="US" officeooo:rsid="0042f357" officeooo:paragraph-rsid="009a642e" style:font-size-asian="10.5pt"/>
    </style:style>
    <style:style style:name="P134" style:family="paragraph" style:parent-style-name="Text_20_body" style:list-style-name="L8">
      <style:text-properties fo:language="en" fo:country="US" officeooo:rsid="009a642e" officeooo:paragraph-rsid="009a642e" style:font-size-asian="10.5pt"/>
    </style:style>
    <style:style style:name="P135" style:family="paragraph" style:parent-style-name="Text_20_body" style:list-style-name="L8">
      <style:text-properties fo:language="en" fo:country="US" officeooo:rsid="00a2916c" officeooo:paragraph-rsid="00a2916c" style:font-size-asian="10.5pt"/>
    </style:style>
    <style:style style:name="P136" style:family="paragraph" style:parent-style-name="Text_20_body" style:list-style-name="L2">
      <style:text-properties officeooo:rsid="001d0970" officeooo:paragraph-rsid="001d0970"/>
    </style:style>
    <style:style style:name="P137" style:family="paragraph" style:parent-style-name="Text_20_body" style:list-style-name="L4">
      <style:text-properties officeooo:rsid="001d2445" officeooo:paragraph-rsid="001d2445"/>
    </style:style>
    <style:style style:name="P138" style:family="paragraph" style:parent-style-name="Text_20_body" style:list-style-name="L6">
      <style:text-properties officeooo:paragraph-rsid="00228063"/>
    </style:style>
    <style:style style:name="P139" style:family="paragraph" style:parent-style-name="Text_20_body" style:list-style-name="L7">
      <style:text-properties officeooo:rsid="003deb92" officeooo:paragraph-rsid="003deb92"/>
    </style:style>
    <style:style style:name="P140" style:family="paragraph" style:parent-style-name="Title" style:master-page-name="First_20_Page">
      <style:paragraph-properties style:page-number="auto"/>
      <style:text-properties fo:language="en" fo:country="US"/>
    </style:style>
    <style:style style:name="P141" style:family="paragraph" style:parent-style-name="Heading_20_2">
      <style:text-properties fo:language="en" fo:country="US"/>
    </style:style>
    <style:style style:name="P142" style:family="paragraph" style:parent-style-name="Heading_20_2">
      <style:text-properties fo:language="en" fo:country="US" officeooo:rsid="001760f2" officeooo:paragraph-rsid="001760f2"/>
    </style:style>
    <style:style style:name="P143" style:family="paragraph" style:parent-style-name="Heading_20_2">
      <style:text-properties fo:language="en" fo:country="US" style:font-size-asian="10.5pt"/>
    </style:style>
    <style:style style:name="P144" style:family="paragraph" style:parent-style-name="Heading_20_2">
      <style:text-properties fo:language="en" fo:country="US" officeooo:rsid="00125a88" style:font-size-asian="10.5pt"/>
    </style:style>
    <style:style style:name="P145" style:family="paragraph" style:parent-style-name="Heading_20_2">
      <style:text-properties fo:language="en" fo:country="US" officeooo:rsid="00125a88" officeooo:paragraph-rsid="00446046" style:font-size-asian="10.5pt"/>
    </style:style>
    <style:style style:name="P146" style:family="paragraph" style:parent-style-name="Heading_20_1" style:list-style-name="">
      <style:paragraph-properties fo:text-align="center" style:justify-single-word="false"/>
      <style:text-properties fo:language="en" fo:country="US"/>
    </style:style>
    <style:style style:name="P147" style:family="paragraph" style:parent-style-name="Heading_20_1">
      <style:paragraph-properties fo:text-align="center" style:justify-single-word="false" fo:break-before="page"/>
      <style:text-properties fo:language="en" fo:country="US" officeooo:rsid="0068d39e" officeooo:paragraph-rsid="0068d39e"/>
    </style:style>
    <style:style style:name="P148" style:family="paragraph" style:parent-style-name="Heading_20_1">
      <style:paragraph-properties fo:text-align="center" style:justify-single-word="false" fo:break-before="page"/>
      <style:text-properties fo:language="en" fo:country="US"/>
    </style:style>
    <style:style style:name="P149" style:family="paragraph" style:parent-style-name="Heading_20_1">
      <style:paragraph-properties fo:text-align="center" style:justify-single-word="false" fo:break-before="page"/>
      <style:text-properties fo:language="en" fo:country="US" officeooo:rsid="00125a88" style:font-size-asian="10.5pt"/>
    </style:style>
    <style:style style:name="P150" style:family="paragraph" style:parent-style-name="Heading_20_1">
      <style:paragraph-properties fo:text-align="center" style:justify-single-word="false" fo:break-before="page"/>
      <style:text-properties officeooo:rsid="00125a88"/>
    </style:style>
    <style:style style:name="P151" style:family="paragraph" style:parent-style-name="Heading_20_3">
      <style:text-properties fo:language="en" fo:country="US" officeooo:rsid="00125a88" style:font-size-asian="10.5pt"/>
    </style:style>
    <style:style style:name="P152" style:family="paragraph" style:parent-style-name="Heading_20_3">
      <style:text-properties officeooo:paragraph-rsid="00b74f5f"/>
    </style:style>
    <style:style style:name="P153" style:family="paragraph" style:parent-style-name="Heading_20_4">
      <style:paragraph-properties fo:text-align="center" style:justify-single-word="false"/>
      <style:text-properties fo:language="en" fo:country="US"/>
    </style:style>
    <style:style style:name="P154" style:family="paragraph" style:parent-style-name="Heading_20_4">
      <style:paragraph-properties fo:text-align="center" style:justify-single-word="false"/>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6a593a"/>
    </style:style>
    <style:style style:name="T29" style:family="text">
      <style:text-properties fo:language="en" fo:country="US" officeooo:rsid="0070a5b0"/>
    </style:style>
    <style:style style:name="T30" style:family="text">
      <style:text-properties officeooo:rsid="001760f2"/>
    </style:style>
    <style:style style:name="T31" style:family="text">
      <style:text-properties officeooo:rsid="00189c9b"/>
    </style:style>
    <style:style style:name="T32" style:family="text">
      <style:text-properties officeooo:rsid="00196e60"/>
    </style:style>
    <style:style style:name="T33" style:family="text">
      <style:text-properties style:text-underline-style="solid" style:text-underline-width="auto" style:text-underline-color="font-color" fo:font-weight="normal" officeooo:rsid="00196e60" style:font-weight-asian="normal" style:font-weight-complex="normal"/>
    </style:style>
    <style:style style:name="T34" style:family="text">
      <style:text-properties style:text-underline-style="solid" style:text-underline-width="auto" style:text-underline-color="font-color" fo:font-weight="normal" officeooo:rsid="00189c9b" style:font-weight-asian="normal" style:font-weight-complex="normal"/>
    </style:style>
    <style:style style:name="T35" style:family="text">
      <style:text-properties style:text-underline-style="solid" style:text-underline-width="auto" style:text-underline-color="font-color" officeooo:rsid="00196e60"/>
    </style:style>
    <style:style style:name="T36" style:family="text">
      <style:text-properties style:text-underline-style="solid" style:text-underline-width="auto" style:text-underline-color="font-color" officeooo:rsid="00189c9b"/>
    </style:style>
    <style:style style:name="T37" style:family="text">
      <style:text-properties officeooo:rsid="0023e87b"/>
    </style:style>
    <style:style style:name="T38" style:family="text">
      <style:text-properties officeooo:rsid="002472de"/>
    </style:style>
    <style:style style:name="T39" style:family="text">
      <style:text-properties officeooo:rsid="0025b821"/>
    </style:style>
    <style:style style:name="T40" style:family="text">
      <style:text-properties officeooo:rsid="0026804f"/>
    </style:style>
    <style:style style:name="T41" style:family="text">
      <style:text-properties officeooo:rsid="002a6585"/>
    </style:style>
    <style:style style:name="T42" style:family="text">
      <style:text-properties officeooo:rsid="003344ef"/>
    </style:style>
    <style:style style:name="T43" style:family="text">
      <style:text-properties officeooo:rsid="003969cc"/>
    </style:style>
    <style:style style:name="T44" style:family="text">
      <style:text-properties officeooo:rsid="003bae86"/>
    </style:style>
    <style:style style:name="T45" style:family="text">
      <style:text-properties officeooo:rsid="0046289a"/>
    </style:style>
    <style:style style:name="T46" style:family="text">
      <style:text-properties officeooo:rsid="004aa0bd"/>
    </style:style>
    <style:style style:name="T47" style:family="text">
      <style:text-properties officeooo:rsid="004b8bcc"/>
    </style:style>
    <style:style style:name="T48" style:family="text">
      <style:text-properties officeooo:rsid="004c4f0f"/>
    </style:style>
    <style:style style:name="T49" style:family="text">
      <style:text-properties officeooo:rsid="004f1c97"/>
    </style:style>
    <style:style style:name="T50" style:family="text">
      <style:text-properties officeooo:rsid="005247c0"/>
    </style:style>
    <style:style style:name="T51" style:family="text">
      <style:text-properties fo:language="zxx" fo:country="none" style:language-asian="zxx" style:country-asian="none" style:language-complex="zxx" style:country-complex="none"/>
    </style:style>
    <style:style style:name="T52" style:family="text">
      <style:text-properties fo:language="zxx" fo:country="none" officeooo:rsid="005247c0" style:font-size-asian="10.5pt" style:language-asian="zxx" style:country-asian="none" style:language-complex="zxx" style:country-complex="none"/>
    </style:style>
    <style:style style:name="T53" style:family="text">
      <style:text-properties officeooo:rsid="005442d4"/>
    </style:style>
    <style:style style:name="T54" style:family="text">
      <style:text-properties officeooo:rsid="00579de9"/>
    </style:style>
    <style:style style:name="T55" style:family="text">
      <style:text-properties officeooo:rsid="005a8d62"/>
    </style:style>
    <style:style style:name="T56" style:family="text">
      <style:text-properties officeooo:rsid="005d8ac0"/>
    </style:style>
    <style:style style:name="T57" style:family="text">
      <style:text-properties officeooo:rsid="005e23f3"/>
    </style:style>
    <style:style style:name="T58" style:family="text">
      <style:text-properties officeooo:rsid="0061c191"/>
    </style:style>
    <style:style style:name="T59" style:family="text">
      <style:text-properties officeooo:rsid="0068d39e"/>
    </style:style>
    <style:style style:name="T60" style:family="text">
      <style:text-properties officeooo:rsid="006e8cde"/>
    </style:style>
    <style:style style:name="T61" style:family="text">
      <style:text-properties officeooo:rsid="006fd7af"/>
    </style:style>
    <style:style style:name="T62" style:family="text">
      <style:text-properties officeooo:rsid="0070a5b0"/>
    </style:style>
    <style:style style:name="T63" style:family="text">
      <style:text-properties officeooo:rsid="00722fec"/>
    </style:style>
    <style:style style:name="T64" style:family="text">
      <style:text-properties officeooo:rsid="007493f4"/>
    </style:style>
    <style:style style:name="T65" style:family="text">
      <style:text-properties officeooo:rsid="007fedf3"/>
    </style:style>
    <style:style style:name="T66" style:family="text">
      <style:text-properties officeooo:rsid="0080da0d"/>
    </style:style>
    <style:style style:name="T67" style:family="text">
      <style:text-properties officeooo:rsid="00826079"/>
    </style:style>
    <style:style style:name="T68" style:family="text">
      <style:text-properties officeooo:rsid="00845076"/>
    </style:style>
    <style:style style:name="T69" style:family="text">
      <style:text-properties officeooo:rsid="0086e94a"/>
    </style:style>
    <style:style style:name="T70" style:family="text">
      <style:text-properties officeooo:rsid="0089e1b5"/>
    </style:style>
    <style:style style:name="T71" style:family="text">
      <style:text-properties officeooo:rsid="00905da1"/>
    </style:style>
    <style:style style:name="T72" style:family="text">
      <style:text-properties officeooo:rsid="009248c6"/>
    </style:style>
    <style:style style:name="T73" style:family="text">
      <style:text-properties officeooo:rsid="0095911a"/>
    </style:style>
    <style:style style:name="T74" style:family="text">
      <style:text-properties officeooo:rsid="009a642e"/>
    </style:style>
    <style:style style:name="T75" style:family="text">
      <style:text-properties officeooo:rsid="009b8122"/>
    </style:style>
    <style:style style:name="T76" style:family="text">
      <style:text-properties officeooo:rsid="009badca"/>
    </style:style>
    <style:style style:name="T77" style:family="text">
      <style:text-properties officeooo:rsid="00a0b3f3"/>
    </style:style>
    <style:style style:name="T78" style:family="text">
      <style:text-properties officeooo:rsid="00a44e9f"/>
    </style:style>
    <style:style style:name="T79" style:family="text">
      <style:text-properties officeooo:rsid="00a50777"/>
    </style:style>
    <style:style style:name="T80" style:family="text">
      <style:text-properties officeooo:rsid="00a90ceb"/>
    </style:style>
    <style:style style:name="T81" style:family="text">
      <style:text-properties officeooo:rsid="00aae3fe"/>
    </style:style>
    <style:style style:name="T82" style:family="text">
      <style:text-properties officeooo:rsid="00ac2453"/>
    </style:style>
    <style:style style:name="T83" style:family="text">
      <style:text-properties officeooo:rsid="00ae23b2"/>
    </style:style>
    <style:style style:name="T84" style:family="text">
      <style:text-properties officeooo:rsid="00afc435"/>
    </style:style>
    <style:style style:name="T85" style:family="text">
      <style:text-properties fo:background-color="#ffff00" loext:char-shading-value="0"/>
    </style:style>
    <style:style style:name="T86" style:family="text">
      <style:text-properties officeooo:rsid="00b8655f" fo:background-color="#ffff00" loext:char-shading-value="0"/>
    </style:style>
    <style:style style:name="T87" style:family="text">
      <style:text-properties officeooo:rsid="00b2d5e2"/>
    </style:style>
    <style:style style:name="T88" style:family="text">
      <style:text-properties officeooo:rsid="00b6a883"/>
    </style:style>
    <style:style style:name="T89" style:family="text">
      <style:text-properties officeooo:rsid="00b8655f"/>
    </style:style>
    <style:style style:name="T90" style:family="text">
      <style:text-properties officeooo:rsid="00b8fddb"/>
    </style:style>
    <style:style style:name="T91" style:family="text">
      <style:text-properties officeooo:rsid="00bbc1b1"/>
    </style:style>
    <style:style style:name="T92" style:family="text">
      <style:text-properties officeooo:rsid="00bcd536"/>
    </style:style>
    <style:style style:name="T93" style:family="text">
      <style:text-properties officeooo:rsid="00c28576"/>
    </style:style>
    <style:style style:name="T94" style:family="text">
      <style:text-properties officeooo:rsid="00c3b996"/>
    </style:style>
    <style:style style:name="T95" style:family="text">
      <style:text-properties officeooo:rsid="00c61197"/>
    </style:style>
    <style:style style:name="fr1"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Panda3D Tutorial</text:p>
      <text:p text:style-name="P115"/>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116"><text:a xlink:type="simple" xlink:href="#__RefHeading__1187_31859255" text:style-name="Index_20_Link" text:visited-style-name="Index_20_Link">Introduction<text:tab/>3</text:a></text:p>
          <text:p text:style-name="P116"><text:a xlink:type="simple" xlink:href="#__RefHeading__560_1742601547" text:style-name="Index_20_Link" text:visited-style-name="Index_20_Link">The Idea<text:tab/>4</text:a></text:p>
          <text:p text:style-name="P117"><text:a xlink:type="simple" xlink:href="#__RefHeading__562_1742601547" text:style-name="Index_20_Link" text:visited-style-name="Index_20_Link">Finding ideas<text:tab/>4</text:a></text:p>
          <text:p text:style-name="P117"><text:a xlink:type="simple" xlink:href="#__RefHeading__564_1742601547" text:style-name="Index_20_Link" text:visited-style-name="Index_20_Link">The basic idea<text:tab/>4</text:a></text:p>
          <text:p text:style-name="P117"><text:a xlink:type="simple" xlink:href="#__RefHeading__566_1742601547" text:style-name="Index_20_Link" text:visited-style-name="Index_20_Link">Finetuning the idea<text:tab/>5</text:a></text:p>
          <text:p text:style-name="P117"><text:a xlink:type="simple" xlink:href="#__RefHeading__568_1742601547" text:style-name="Index_20_Link" text:visited-style-name="Index_20_Link">Splitting up the idea<text:tab/>6</text:a></text:p>
          <text:p text:style-name="P116"><text:a xlink:type="simple" xlink:href="#__RefHeading__570_1742601547" text:style-name="Index_20_Link" text:visited-style-name="Index_20_Link">Preparing the Development environment<text:tab/>8</text:a></text:p>
          <text:p text:style-name="P116"><text:a xlink:type="simple" xlink:href="#__RefHeading__572_1742601547" text:style-name="Index_20_Link" text:visited-style-name="Index_20_Link">Starting the development<text:tab/>9</text:a></text:p>
          <text:p text:style-name="P117"><text:a xlink:type="simple" xlink:href="#__RefHeading__574_1742601547" text:style-name="Index_20_Link" text:visited-style-name="Index_20_Link">Preparing the structures<text:tab/>9</text:a></text:p>
          <text:p text:style-name="P117"><text:a xlink:type="simple" xlink:href="#__RefHeading__576_1742601547" text:style-name="Index_20_Link" text:visited-style-name="Index_20_Link">Creating a simple P3D application<text:tab/>10</text:a></text:p>
          <text:p text:style-name="P117"><text:a xlink:type="simple" xlink:href="#__RefHeading__801_1998868699" text:style-name="Index_20_Link" text:visited-style-name="Index_20_Link">Make a character<text:tab/>11</text:a></text:p>
          <text:p text:style-name="P118"><text:a xlink:type="simple" xlink:href="#__RefHeading__803_1998868699" text:style-name="Index_20_Link" text:visited-style-name="Index_20_Link">Creating characters<text:tab/>11</text:a></text:p>
          <text:p text:style-name="P118"><text:a xlink:type="simple" xlink:href="#__RefHeading__805_1998868699" text:style-name="Index_20_Link" text:visited-style-name="Index_20_Link">Bring the characters into the game<text:tab/>13</text:a></text:p>
          <text:p text:style-name="P118"><text:a xlink:type="simple" xlink:href="#__RefHeading__1270_93487272" text:style-name="Index_20_Link" text:visited-style-name="Index_20_Link">Add two player controls<text:tab/>22</text:a></text:p>
          <text:p text:style-name="P118"><text:a xlink:type="simple" xlink:href="#__RefHeading__1272_93487272" text:style-name="Index_20_Link" text:visited-style-name="Index_20_Link">Camera control<text:tab/>24</text:a></text:p>
          <text:p text:style-name="P117"><text:a xlink:type="simple" xlink:href="#__RefHeading__818_386173091" text:style-name="Index_20_Link" text:visited-style-name="Index_20_Link">Creating the Environment<text:tab/>25</text:a></text:p>
          <text:p text:style-name="P118"><text:a xlink:type="simple" xlink:href="#__RefHeading__820_386173091" text:style-name="Index_20_Link" text:visited-style-name="Index_20_Link">Creating the environment<text:tab/>25</text:a></text:p>
          <text:p text:style-name="P118"><text:a xlink:type="simple" xlink:href="#__RefHeading__822_386173091" text:style-name="Index_20_Link" text:visited-style-name="Index_20_Link">Loading the environment into the game<text:tab/>25</text:a></text:p>
          <text:p text:style-name="P117"><text:a xlink:type="simple" xlink:href="#__RefHeading__824_386173091" text:style-name="Index_20_Link" text:visited-style-name="Index_20_Link">Building the GUI<text:tab/>25</text:a></text:p>
          <text:p text:style-name="P118"><text:a xlink:type="simple" xlink:href="#__RefHeading__826_386173091" text:style-name="Index_20_Link" text:visited-style-name="Index_20_Link">Adding a simple main menu<text:tab/>25</text:a></text:p>
          <text:p text:style-name="P118"><text:a xlink:type="simple" xlink:href="#__RefHeading__828_386173091" text:style-name="Index_20_Link" text:visited-style-name="Index_20_Link">Character selection<text:tab/>25</text:a></text:p>
          <text:p text:style-name="P118"><text:a xlink:type="simple" xlink:href="#__RefHeading__830_386173091" text:style-name="Index_20_Link" text:visited-style-name="Index_20_Link">Level selection<text:tab/>25</text:a></text:p>
          <text:p text:style-name="P117"><text:a xlink:type="simple" xlink:href="#__RefHeading__832_386173091" text:style-name="Index_20_Link" text:visited-style-name="Index_20_Link">Graphic Enhancement<text:tab/>25</text:a></text:p>
          <text:p text:style-name="P118"><text:a xlink:type="simple" xlink:href="#__RefHeading__834_386173091" text:style-name="Index_20_Link" text:visited-style-name="Index_20_Link">Particles<text:tab/>25</text:a></text:p>
          <text:p text:style-name="P118"><text:a xlink:type="simple" xlink:href="#__RefHeading__836_386173091" text:style-name="Index_20_Link" text:visited-style-name="Index_20_Link">P3D Shader system<text:tab/>25</text:a></text:p>
          <text:p text:style-name="P117"><text:a xlink:type="simple" xlink:href="#__RefHeading__838_386173091" text:style-name="Index_20_Link" text:visited-style-name="Index_20_Link">Debugging and Testing<text:tab/>25</text:a></text:p>
          <text:p text:style-name="P118"><text:a xlink:type="simple" xlink:href="#__RefHeading__840_386173091" text:style-name="Index_20_Link" text:visited-style-name="Index_20_Link">Direct Tools for debugging and performance tuning<text:tab/>25</text:a></text:p>
          <text:p text:style-name="P117"><text:a xlink:type="simple" xlink:href="#__RefHeading__842_386173091" text:style-name="Index_20_Link" text:visited-style-name="Index_20_Link">Releasing the game<text:tab/>25</text:a></text:p>
          <text:p text:style-name="P118"><text:a xlink:type="simple" xlink:href="#__RefHeading__844_386173091" text:style-name="Index_20_Link" text:visited-style-name="Index_20_Link">Manual and game release content<text:tab/>25</text:a></text:p>
          <text:p text:style-name="P118"><text:a xlink:type="simple" xlink:href="#__RefHeading__846_386173091" text:style-name="Index_20_Link" text:visited-style-name="Index_20_Link">Pack the game as executable and installer<text:tab/>25</text:a></text:p>
        </text:index-body>
      </text:table-of-content>
      <text:p text:style-name="P104"/>
      <text:p text:style-name="P73">Copyright</text:p>
      <text:p text:style-name="P80">This document <text:span text:style-name="T70">and the assets of this Tutorial</text:span> <text:span text:style-name="T95">are</text:span> copyright<text:span text:style-name="T61">ed</text:span> by Fireclaw the Fox and is licensed under the Creative Commons BY-SA. <text:span text:style-name="T94">See </text:span><text:a xlink:type="simple" xlink:href="https://creativecommons.org/licenses/by-sa/4.0/"><text:span text:style-name="T94">https://creativecommons.org/licenses/by-sa/4.0/</text:span></text:a><text:span text:style-name="T94"> for the full license text and a quick overview.</text:span></text:p>
      <text:p text:style-name="P79"><draw:frame draw:style-name="fr1"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81">The source code files are as stated in the sources themselves licensed under the 2-clause BSD license. <text:span text:style-name="T93">See License.txt for the full license text.</text:span></text:p>
      <text:h text:style-name="P147" text:outline-level="1"><text:bookmark-start text:name="__RefHeading__1187_31859255"/>Introduction<text:bookmark-end text:name="__RefHeading__1187_31859255"/></text:h>
      <text:p text:style-name="P105"><text:span text:style-name="T59">This Tutorial is</text:span> about game creation for the Panda3D game engine. We will go through the creation of a game from starting with an idea till packing up everything to be ready for a release.</text:p>
      <text:p text:style-name="P30">It will also use code snippets from the panda3d code collection repository found on Launchpad.net.</text:p>
      <text:p text:style-name="P71"><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28">Also as this tutorial will describe every step of the game creation process, it will also describe other non coding things like artwork creation even though not that in depth. For a more detailed description of various parts of this tutorial we will give you some links and keywords that you can look for.</text:span></text:p>
      <text:p text:style-name="P72"><text:span text:style-name="T1">This Tutorial also comes with all assets which are mentioned within it, so even if you don't have artistic or writing skills, you will be able to do everything from this tutorial. </text:span><text:span text:style-name="T29">Same goes for the other direction, you can use the sample codes from this tutorial and replace the assets with your own and use the hints, tips and tricks mentioned here to make your assets ready to be used with Panda3D.</text:span></text:p>
      <text:h text:style-name="P146" text:outline-level="1"/>
      <text:h text:style-name="P148" text:outline-level="1"><text:bookmark-start text:name="__RefHeading__560_1742601547"/>The Idea<text:bookmark-end text:name="__RefHeading__560_1742601547"/></text:h>
      <text:p text:style-name="P11">At the beginning of every good game, there is a good idea. So this section will be about finding ideas and how to track them for future use.</text:p>
      <text:h text:style-name="P141" text:outline-level="2"><text:bookmark-start text:name="__RefHeading__562_1742601547"/>Finding <text:span text:style-name="T44">i</text:span>deas<text:bookmark-end text:name="__RefHeading__562_1742601547"/></text:h>
      <text:p text:style-name="P11">Ideas come and go as quick as the blink of an eye and they can come at every moment in life, so make sure you always have something to write/draw with you to note them. Make sure to go through the world and use all your senses to find new ideas, they are everywhere. Over the years you should have collect a bunch of ideas that can be used in various kinds of games.</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text:p>
      <text:h text:style-name="P142" text:outline-level="2"><text:bookmark-start text:name="__RefHeading__564_1742601547"/>The basic idea<text:bookmark-end text:name="__RefHeading__564_1742601547"/></text:h>
      <text:p text:style-name="P3"><text:span text:style-name="T30">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31">two player</text:span> Fantasy beat em up <text:span text:style-name="T31">taking place </text:span>in <text:span text:style-name="T31">a world styled like the old japan with creatures fighting for the big price”</text:span></text:p>
      <text:p text:style-name="P6">So, let's take this <text:span text:style-name="T62">little text</text:span> apart and see what's in it <text:span text:style-name="T62">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33">1. </text:span><text:span text:style-name="T34">The game will be a two player game.</text:span><text:span text:style-name="T31"><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35">2. </text:span><text:span text:style-name="T36">It'll be fantasy themed</text:span><text:span text:style-name="T31"><text:line-break/>This tells us, we can put just anything in it that we like and don't need to be precise to real world things like gravity and the general world appearance</text:span></text:p>
      <text:p text:style-name="P12"><text:soft-page-break/><text:span text:style-name="T35">3. </text:span><text:span text:style-name="T36">Its genre will be a beat em up</text:span><text:span text:style-name="T31"><text:line-break/>Knowing the genre, we can check other games that fall in this genre and see how things are handled and get some inspiration by those.</text:span></text:p>
      <text:p text:style-name="P6">The next part is</text:p>
      <text:p text:style-name="P5"><text:span text:style-name="T31">“taking place </text:span>in <text:span text:style-name="T31">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creatures fighting for the big price”</text:p>
      <text:p text:style-name="P8">Out of this sentence we get the information that the fighters will be fantasy creatures. <text:span text:style-name="T32">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144" text:outline-level="2"><text:bookmark-start text:name="__RefHeading__566_1742601547"/>Finetuning the idea<text:bookmark-end text:name="__RefHeading__566_1742601547"/></text:h>
      <text:p text:style-name="P36"><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36"><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14">For this tutorial we have the following enhancements and reductions for our ideas to be able to get the tutorial done within about a week.</text:p>
      <text:list xml:id="list2215066442642095797" text:style-name="L1">
        <text:list-item>
          <text:p text:style-name="P119">It should be a really simple game, only very few playable characters (2-3 chars should do)</text:p>
        </text:list-item>
        <text:list-item>
          <text:p text:style-name="P119">As well as the characters, there are also only one to two areas to play in</text:p>
        </text:list-item>
        <text:list-item>
          <text:p text:style-name="P119"><text:soft-page-break/>We won't have networking and AI in the game</text:p>
        </text:list-item>
        <text:list-item>
          <text:p text:style-name="P119">The game will have some nice graphical effects to get a nice look</text:p>
        </text:list-item>
      </text:list>
      <text:h text:style-name="P143" text:outline-level="2"><text:bookmark-start text:name="__RefHeading__568_1742601547"/>Splitting up the idea<text:bookmark-end text:name="__RefHeading__568_1742601547"/></text:h>
      <text:p text:style-name="P37"><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3">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3">Day 2:</text:p>
      <text:p text:style-name="P15">Starting on the character development (models and basic player setup)</text:p>
      <text:p text:style-name="P15">Here we can split up to the following steps:</text:p>
      <text:list xml:id="list1535745776176305130" text:style-name="L2">
        <text:list-item>
          <text:list>
            <text:list-item>
              <text:p text:style-name="P120">Creating the player models</text:p>
            </text:list-item>
            <text:list-item>
              <text:p text:style-name="P136"><text:span text:style-name="T6">L</text:span><text:span text:style-name="T2">oading the player models into the game</text:span></text:p>
            </text:list-item>
            <text:list-item>
              <text:p text:style-name="P120">Developing the character functionality for one player</text:p>
            </text:list-item>
          </text:list>
        </text:list-item>
      </text:list>
      <text:p text:style-name="P33">Day 3:</text:p>
      <text:p text:style-name="P38">Adding further character functionality and environment</text:p>
      <text:p text:style-name="P38">This part can be split up as follow:</text:p>
      <text:list xml:id="list6772279436649909168" text:style-name="L3">
        <text:list-item>
          <text:p text:style-name="P122">Adding a second player</text:p>
        </text:list-item>
        <text:list-item>
          <text:p text:style-name="P122">basic environment</text:p>
        </text:list-item>
        <text:list-item>
          <text:p text:style-name="P121">Implement camera positioning with distance checks to both characters </text:p>
        </text:list-item>
        <text:list-item>
          <text:p text:style-name="P122">Characters always facing each other</text:p>
        </text:list-item>
      </text:list>
      <text:p text:style-name="P34">Day 4:</text:p>
      <text:p text:style-name="P16">Adding menus basic options and other GUI elements for the game</text:p>
      <text:p text:style-name="P16">Here we have the following parts:</text:p>
      <text:list xml:id="list8502591553124063802" text:style-name="L4">
        <text:list-item>
          <text:p text:style-name="P137"><text:soft-page-break/>Building the main menu using P3Ds internal gui system</text:p>
        </text:list-item>
        <text:list-item>
          <text:p text:style-name="P123">Implementing K.O. handling</text:p>
        </text:list-item>
        <text:list-item>
          <text:p text:style-name="P123">Adding the options menu with simple changeable options</text:p>
        </text:list-item>
        <text:list-item>
          <text:p text:style-name="P124">Add a player and level selection screen </text:p>
        </text:list-item>
      </text:list>
      <text:p text:style-name="P35">Day 5:</text:p>
      <text:p text:style-name="P17">graphic enhancements</text:p>
      <text:list xml:id="list1789210052536680756" text:style-name="L5">
        <text:list-item>
          <text:p text:style-name="P126">Adding particles</text:p>
        </text:list-item>
        <text:list-item>
          <text:p text:style-name="P126">Enabling shaders and adding some appropriate ones</text:p>
        </text:list-item>
      </text:list>
      <text:p text:style-name="P35">Day 6:</text:p>
      <text:p text:style-name="P17">Debugging and performance enhancements</text:p>
      <text:p text:style-name="P35">Day 7</text:p>
      <text:p text:style-name="P17">Releasing the game</text:p>
      <text:p text:style-name="P18">The last day can be split in this parts:</text:p>
      <text:list xml:id="list8789239320796483757" text:style-name="L6">
        <text:list-item>
          <text:p text:style-name="P125">Writing a manual</text:p>
        </text:list-item>
        <text:list-item>
          <text:p text:style-name="P138"><text:span text:style-name="T8">packing </text:span><text:span text:style-name="T9">everything</text:span><text:span text:style-name="T8"> up in an executable</text:span></text:p>
        </text:list-item>
      </text:list>
      <text:p text:style-name="P70"/>
      <text:p text:style-name="P75"><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text:span></text:p>
      <text:h text:style-name="P150" text:outline-level="1"><text:bookmark-start text:name="__RefHeading__570_1742601547"/>Preparing the Development environment<text:bookmark-end text:name="__RefHeading__570_1742601547"/></text:h>
      <text:p text:style-name="P39">Now that we have the idea <text:span text:style-name="T37">and general planing</text:span> for our game set, we need to prepare our workspace to be ready to start the development.</text:p>
      <text:p text:style-name="P40">We will use Panda3D with python to write our game and blender as our 3D modeling application. Aside of that you should get some image editing software like the gimp or krita to create textures and a text editor or IDE like emacs, geany <text:span text:style-name="T38">or</text:span> <text:span text:style-name="T38">eric</text:span> to edit your python <text:span text:style-name="T39">source code. At the end we will use a vector graphic application like inkscape for icon creation and a desktop publishing application like scribus for the writing of the games manual.</text:span></text:p>
      <text:p text:style-name="P46">For this tutorial we will show you how to work with the tools in the following list. If you prefer to work with other ones you need to adapt them by yourself as we can't just cover anything in here, though we try to keep this tutorial as general as possible.</text:p>
      <text:p text:style-name="P46">panda3d - <text:a xlink:type="simple" xlink:href="http://www.panda3d.org/">http://www.panda3d.org/</text:a></text:p>
      <text:p text:style-name="P46">blender - <text:a xlink:type="simple" xlink:href="http://www.blender.org/"><text:span text:style-name="T39">http://www.blender.org/</text:span></text:a><text:span text:style-name="T39"> with yabee plugin - <text:s/></text:span><text:a xlink:type="simple" xlink:href="https://github.com/09th/YABEE"><text:span text:style-name="T39">https://github.com/09th/YABEE</text:span></text:a></text:p>
      <text:p text:style-name="P46">gimp - <text:a xlink:type="simple" xlink:href="http://www.gimp.org/">http://www.gimp.org/</text:a></text:p>
      <text:p text:style-name="P46">inkscape - <text:a xlink:type="simple" xlink:href="https://inkscape.org/"><text:span text:style-name="T41">https://inkscape.org/</text:span></text:a></text:p>
      <text:p text:style-name="P47">scribus - <text:a xlink:type="simple" xlink:href="http://www.scribus.net/">http://www.scribus.net/</text:a></text:p>
      <text:p text:style-name="P43">Due to Panda3D being usable with python it doesn't really matter which operating system you'll be using as long as you can get all the necessary things for compiling the engine if there isn't already a precompiled package available.</text:p>
      <text:p text:style-name="P41">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1">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42">After you have installed the SDK, you can continue with installing blender. If you're on a l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40">and information</text:span> of this plugin from here: <text:a xlink:type="simple" xlink:href="https://github.com/09th/YABEE"><text:span text:style-name="T40">https://github.com/09th/YABEE</text:span></text:a><text:span text:style-name="T40"> To install the plugin, just follow the simple instructions given in the “YABEE_HowTo” document in the “Installation” section.</text:span></text:p>
      <text:p text:style-name="P44">Having that done you<text:span text:style-name="T42">'ll</text:span> be ready to create awesome games and can proceed to the next section.</text:p>
      <text:h text:style-name="P149" text:outline-level="1"><text:bookmark-start text:name="__RefHeading__572_1742601547"/>Starting the development<text:bookmark-end text:name="__RefHeading__572_1742601547"/></text:h>
      <text:p text:style-name="P45"><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48"><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144" text:outline-level="2"><text:bookmark-start text:name="__RefHeading__574_1742601547"/>Preparing the structures<text:bookmark-end text:name="__RefHeading__574_1742601547"/></text:h>
      <text:p text:style-name="P49"><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49"><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text:soft-page-break/>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45">characters</text:span><text:line-break/>/P3D Tutorial/game/assets/<text:span text:style-name="T45">levels</text:span></text:p>
      <text:h text:style-name="P144" text:outline-level="2"><text:bookmark-start text:name="__RefHeading__576_1742601547"/>Creating a simple P3D application<text:bookmark-end text:name="__RefHeading__576_1742601547"/></text:h>
      <text:p text:style-name="P50"><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1">The first part of code will always be the main.py script so copy the “template for main.py” script into your …<text:span text:style-name="T14">/P3D Tutorial</text:span>/game/ folder and rename it to main.py.</text:p>
      <text:p text:style-name="P54">Before we start the script for the first time, we need to change one things in this file to fit our projects details.</text:p>
      <text:p text:style-name="P53">Search for the line __builtin__.appName = "Game Name" and change Game Name to something more fitting. For this tutorial this can be “”.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52"><text:span text:style-name="T43">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text:span><text:soft-page-break/><text:span text:style-name="T43">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span></text:p>
      <text:h text:style-name="P145" text:outline-level="2"><text:bookmark-start text:name="__RefHeading__801_1998868699"/>Make a character<text:bookmark-end text:name="__RefHeading__801_1998868699"/></text:h>
      <text:p text:style-name="P31">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2">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151" text:outline-level="3"><text:bookmark-start text:name="__RefHeading__803_1998868699"/>Creating characters<text:bookmark-end text:name="__RefHeading__803_1998868699"/></text:h>
      <text:p text:style-name="P55"><text:span text:style-name="T2">We won't get </text:span><text:span text:style-name="T21">that </text:span><text:span text:style-name="T2">much into detail on how to create characters with blender, therefor many good tutorials already exist and we would just copy them in the end. So we only show you some tips and tricks for how to make them game ready and usable in a Panda3D game.</text:span></text:p>
      <text:p text:style-name="P55">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55"><text:span text:style-name="T2">And for a good tutorial on character rigging take a look at </text:span><text:a xlink:type="simple" xlink:href="http://www.blenderguru.com/tutorials/introduction-to-rigging/">http://www.blenderguru.com/tutorials/introduction-to-rigging/</text:a></text:p>
      <text:p text:style-name="P56"><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7842836303193481629" text:style-name="L7">
        <text:list-item>
          <text:p text:style-name="P127">Make sure the origin of the character is at it's very bottom. This will greatly simplify the correct placing of it in the world.</text:p>
        </text:list-item>
        <text:list-item>
          <text:p text:style-name="P127">Keep the polycount low, even if current graphics cards can handle a bunch of polygons already, you should use other <text:span text:style-name="T54">better suited </text:span>tricks to enhance the realism and look of your characters.</text:p>
          <text:list>
            <text:list-item>
              <text:p text:style-name="P139"><text:span text:style-name="T2">Hav</text:span><text:span text:style-name="T19">ing</text:span><text:span text:style-name="T2"> good textures for your characters fitting the style you want for the game</text:span></text:p>
            </text:list-item>
            <text:list-item>
              <text:p text:style-name="P139"><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text:span><text:soft-page-break/><text:span text:style-name="T18">for </text:span><text:span text:style-name="T25">on this topic</text:span><text:span text:style-name="T18"> is retopo (“remake topology”). There are several ways on doing that </text:span><text:span text:style-name="T25">reaching</text:span><text:span text:style-name="T18"> from handmade to automatic tools.</text:span></text:p>
            </text:list-item>
          </text:list>
        </text:list-item>
        <text:list-item>
          <text:p text:style-name="P128">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129">Keep an eye on the objects name for example don't keep the default names for example cube, especially if it isn't even a cube anymore. Better use descriptive names and also keep some naming conventions like having a col_ prefix for all collision solids or .L .R postfix to differentiate between left and right objects/bones/etc.</text:p>
        </text:list-item>
        <text:list-item>
          <text:p text:style-name="P130">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131">In blender, use Actions for animations. These can simply be exported by the yabee plugin.</text:p>
        </text:list-item>
        <text:list-item>
          <text:p text:style-name="P130">Use a version control system for your files this will let you move back to earlier versions of the files whenever you break or messed something up in them.</text:p>
        </text:list-item>
      </text:list>
      <text:p text:style-name="P55"><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1196120293497132498" text:style-name="L8">
        <text:list-item>
          <text:p text:style-name="P132">Deselect everything and then select only the low polygon character model and the armature</text:p>
        </text:list-item>
        <text:list-item>
          <text:p text:style-name="P134">Make sure in the Dope Sheet (Action Editor Mode) the current action is unlinked and all actions have a fake user. Otherwise yabee will export the current animation twice with a .001.egg extension.</text:p>
        </text:list-item>
        <text:list-item>
          <text:p text:style-name="P132">Go to File → Export → Panda3D (.egg)</text:p>
        </text:list-item>
        <text:list-item>
          <text:p text:style-name="P132">Enter a name for the exported file</text:p>
        </text:list-item>
        <text:list-item>
          <text:p text:style-name="P133">make sure <text:span text:style-name="T74">that the following checkboxes on the left pane are checked</text:span></text:p>
          <text:list>
            <text:list-item>
              <text:p text:style-name="P133">“Copy texture files” and the “Tex. path” is <text:span text:style-name="T49">set appropriate</text:span></text:p>
            </text:list-item>
            <text:list-item>
              <text:p text:style-name="P134">“All actions as animations”</text:p>
            </text:list-item>
          </text:list>
        </text:list-item>
        <text:list-item>
          <text:p text:style-name="P133">Hit “Export to Panda3D EGG” on the top right.</text:p>
        </text:list-item>
        <text:list-item>
          <text:p text:style-name="P135">After the model and animations have been exported you can copy and rename them to fit your need. <text:span text:style-name="T88">(For this tutorial you should name the main model to char.egg and from the others you should remove the character#- prefix. This is also described below again.)</text:span></text:p>
        </text:list-item>
      </text:list>
      <text:h text:style-name="P151" text:outline-level="3"><text:bookmark-start text:name="__RefHeading__805_1998868699"/><text:soft-page-break/>Bring the characters into the game<text:bookmark-end text:name="__RefHeading__805_1998868699"/></text:h>
      <text:p text:style-name="P88"><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153" text:outline-level="4">Basic Setup</text:h>
      <text:p text:style-name="P57"><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107">"""</text:p>
      <text:p text:style-name="P107"/>
      <text:p text:style-name="P107"># Panda3D imoprts</text:p>
      <text:p text:style-name="P108">from direct.actor.Actor import Actor</text:p>
      <text:p text:style-name="Code"/>
      <text:p text:style-name="Code">class Player():</text:p>
      <text:p text:style-name="Code"><text:s text:c="4"/>def __init__(self, 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2"/>})</text:p>
      <text:p text:style-name="Code"><text:s text:c="8"/><text:span text:style-name="T7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P59">Let's get through this code and see what's in it.</text:p>
      <text:p text:style-name="P59">The first few lines simply describes it as a python script, name an author and give it a license. <text:span text:style-name="T64">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charNr):</text:p>
      <text:p text:style-name="P59"><text:soft-page-break/>We call the init function with a character number so we can use the class for any character model that we have stored in our assets and not need to write a class for each character.</text:p>
      <text:p text:style-name="Code">charPath = "characters/character%d/" % charNr</text:p>
      <text:p text:style-name="P59">using a variable we will shorten the next few code lines where we will need the path to our character. Also we use the character number as stored in charNr to choose the folder of the players selected character.</text:p>
      <text:p text:style-name="P74">Now we get to the Panda3D specific functionality.</text:p>
      <text:p text:style-name="Code">self.character = Actor(</text:p>
      <text:p text:style-name="Code"><text:s text:c="4"/>charPath + "char", {</text:p>
      <text:p text:style-name="Code"><text:s text:c="8"/>"Idle":charPath + "idle",</text:p>
      <text:p text:style-name="Code"><text:s text:c="8"/>"<text:span text:style-name="T72">W</text:span>alk":charPath + "walk",</text:p>
      <text:p text:style-name="Code"><text:s text:c="8"/>"<text:span text:style-name="T82">Walk_back":charPath + "walk_back",</text:span></text:p>
      <text:p text:style-name="Code"><text:s text:c="8"/>"<text:span text:style-name="T72">P</text:span>unch_l":charPath + "punch_l",</text:p>
      <text:p text:style-name="Code"><text:s text:c="8"/>"<text:span text:style-name="T72">P</text:span>unch_r":charPath + "punch_r",</text:p>
      <text:p text:style-name="Code"><text:s text:c="8"/>"<text:span text:style-name="T72">K</text:span>ick_l":charPath + "kick_l",</text:p>
      <text:p text:style-name="Code"><text:s text:c="8"/>"<text:span text:style-name="T72">K</text:span>ick_r":charPath + "kick_r",</text:p>
      <text:p text:style-name="Code"><text:s text:c="8"/>"<text:span text:style-name="T72">D</text:span>efend":charPath + "defend",</text:p>
      <text:p text:style-name="P112"><text:s text:c="8"/>"<text:span text:style-name="T80">Defeated":charPath + "defeated"</text:span></text:p>
      <text:p text:style-name="Code"><text:s text:c="4"/>})</text:p>
      <text:p text:style-name="P59">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78">file</text:span> format which we will describe in a later section.</text:p>
      <text:p text:style-name="Code">self.character.setH(90)</text:p>
      <text:p text:style-name="P85">This line simply rotates the character by 90 degrees around it's upward pointing axis which is the Z-axis in this case. There are a few more functions like that but more of that later.</text:p>
      <text:p text:style-name="Code">self.character.reparentTo(render)</text:p>
      <text:p text:style-name="Code">self.character.hide()</text:p>
      <text:p text:style-name="P59">With this two lines of code we first tell the engine it should add the character to the render node. This has to be done for any object that should be rendered in the 3D-<text:span text:style-name="T48">s</text:span>pace created by the engine. Whereas render is a global variable set up by the engine. <text:span text:style-name="T47">Directly after that we call the hide function as we don't want the character to be shown directly after it got loaded.</text:span></text:p>
      <text:p text:style-name="P60">Within our start function we currently have just two lines,</text:p>
      <text:p text:style-name="Code">self.character.setPos(startPos)</text:p>
      <text:p text:style-name="P60">and</text:p>
      <text:p text:style-name="Code"><text:soft-page-break/><text:span text:style-name="T46">self.character.show()</text:span> </text:p>
      <text:p text:style-name="P60">the first one sets the position of our character in the 3D-space to the one given in the startPos variable. The next line let the character appear in your application and hence is the opposite function to our previously called hide function.</text:p>
      <text:p text:style-name="P58">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52">self.</text:span><text:span text:style-name="T51">player</text:span> = Player(<text:span text:style-name="T66">1</text:span>)</text:p>
      <text:p text:style-name="P29">Here we have instantiated our player, which is the first step to get it visible in our game <text:span text:style-name="T68">and we also tell it, that we want the first character model to be loaded</text:span>. Later on we will do that for every player in the game, but for now we will have just one w<text:span text:style-name="T67">h</text:span>ich we can play with and test some things.</text:p>
      <text:p text:style-name="P28">Finally put the following line in the enterGame function by replacing the “pass” <text:span text:style-name="T53">line</text:span></text:p>
      <text:p text:style-name="P111"><text:span text:style-name="T50">self.</text:span>player.start((<text:span text:style-name="T77">0, 8, -0.5</text:span>))</text:p>
      <text:p text:style-name="P61">This line will start the general player functionality and place the model at the center of the screen <text:span text:style-name="T81">by placing it</text:span> <text:span text:style-name="T77">8</text:span> units “into” the screen <text:span text:style-name="T77">and 0.5 units down</text:span> so it will be seen by the camera and hence visibly rendered. <text:span text:style-name="T81">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68">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56">For a detailed description of what a FSM is and what it is good for, take a look at this wikipedia article: </text:span><text:a xlink:type="simple" xlink:href="https://en.wikipedia.org/wiki/Finite-state_machine"><text:span text:style-name="T56">https://en.wikipedia.org/wiki/Finite-state_machine</text:span></text:a><text:span text:style-name="T56"> For our player class, we will use the state machine to handle the various actions a player can do for example idling, walking, attacks and it's death state.</text:span></text:p>
      <text:h text:style-name="P154" text:outline-level="4"><text:soft-page-break/>Simple Animations</text:h>
      <text:p text:style-name="P62">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2">This will let you use the FSM class within the player script. The next part you need to do is to <text:span text:style-name="T58">let</text:span> the <text:span text:style-name="T58">Player </text:span>class <text:span text:style-name="T58">inherit the FSM </text:span>class, which can be achieved by adding FSM into the brackets after “class <text:span text:style-name="T58">P</text:span>layer” so it look as follow.</text:p>
      <text:p text:style-name="Code">class Player(FSM):</text:p>
      <text:p text:style-name="P62">another thing you need to do to be able to use the FSM in this class is to initialize it by adding the following line at the top of the Player class's __init__ function.</text:p>
      <text:p text:style-name="P106">FSM.__init__(self, "FSM-Player%d"%charNr)</text:p>
      <text:p text:style-name="P62">after that you'll be able to use the Player class as an FSM and you can implement state functions in it. <text:span text:style-name="T57">These state functions are the enter and exit parts of a state and hence the names always start with either of them for example enterMainState and exitMainState. There are no specialized functions for the time while the FSM is in a current state, but you can always check in which state the FSM currently is. Also note, that you don't have to implement a enter and exit function to a state and can even ignore them if you don't need them at all.</text:span></text:p>
      <text:p text:style-name="P63">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64">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64">Now that we have a enter function to the Idle state, we also need to change to that state as a FSM's state isn't set until you explicitly set it for the first time. <text:span text:style-name="T58">To do that we can call the “request” function which got inherited into the Player class from the FSM class.</text:span></text:p>
      <text:p text:style-name="P65">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69"><text:soft-page-break/>After that you should see the character animated with the idle animation if you start the application again.</text:p>
      <text:h text:style-name="P154" text:outline-level="4">User interactions</text:h>
      <text:p text:style-name="P66">Now that we have a first animation playing, we can go and bring in some user interactions <text:span text:style-name="T63">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67">Knowing this, we are able to add keyboard interactions to our character. We will implement that directly in our Player class for now using a <text:span text:style-name="T65">set of predefined movement variables which </text:span>we can later simply extend for two player (on one Machine) support. Back at our Player class, add the following line <text:span text:style-name="T65">inside the __init__ method.</text:span></text:p>
      <text:p text:style-name="P109">self.walkSpeed = <text:span text:style-name="T76">2</text:span>.0 # units per second</text:p>
      <text:p text:style-name="P109">self.leftButton = KeyboardButton.asciiKey('<text:span text:style-name="T83">d</text:span>')</text:p>
      <text:p text:style-name="P109">self.rightButton = KeyboardButton.asciiKey('<text:span text:style-name="T83">f</text:span>')</text:p>
      <text:p text:style-name="P77">This <text:span text:style-name="T69">variables define how fast the character is moving from left to right as well as the key mapping</text:span>. <text:span text:style-name="T69">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6">Add the following lines somewhere in the Player class</text:p>
      <text:p text:style-name="P110"><text:s text:c="4"/>def moveTask(self, task):</text:p>
      <text:p text:style-name="P110"><text:s text:c="8"/>speed = 0.0</text:p>
      <text:p text:style-name="P110"><text:s text:c="8"/>isDown = base.mouseWatcherNode.isButtonDown</text:p>
      <text:p text:style-name="P110"><text:s text:c="8"/>if isDown(self.leftButton):</text:p>
      <text:p text:style-name="P110"><text:s text:c="12"/>speed += self.walkSpeed</text:p>
      <text:p text:style-name="P110"><text:s text:c="8"/>if isDown(self.rightButton):</text:p>
      <text:p text:style-name="P110"><text:s text:c="12"/>speed -= self.walkSpeed</text:p>
      <text:p text:style-name="P110"><text:s text:c="8"/>yDelta = speed * globalClock.getDt()</text:p>
      <text:p text:style-name="P110"><text:s text:c="8"/>self.character.setY(self.character, yDelta)</text:p>
      <text:p text:style-name="Code"><text:s text:c="8"/>return task.cont</text:p>
      <text:p text:style-name="P89">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89">In the first line, the function definition we await an extra argument called task. This is always the case for task functions. This task variable will be of type direct.task.Task and contains a few important things for task handling.</text:p>
      <text:p text:style-name="P89"><text:soft-page-break/>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89">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89">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89">The last line of that function tells the task manager that it should call this task Function again in the next Frame. This will it do until the task got terminated externally. </text:p>
      <text:p text:style-name="P78">Now that we have a task function, we also need to activate that task which can be done by adding the following line at the bottom of the Player class's start function.</text:p>
      <text:p text:style-name="Code">taskMgr.add(self.moveTask, "move task"<text:span text:style-name="T71">)</text:span></text:p>
      <text:p text:style-name="P82">Having done that, you should be able to move the character left and right with the 'A' and 'D' keys on your keyboard if you restart the application.</text:p>
      <text:p text:style-name="P83">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7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113"/>
      <text:p text:style-name="P113"><text:s text:c="4"/>def enterWalk_back(self):</text:p>
      <text:p text:style-name="P113"><text:s text:c="8"/>self.character.loop("Walk_back")</text:p>
      <text:p text:style-name="P113"><text:s text:c="4"/>def exitWalk_back(self):</text:p>
      <text:p text:style-name="P113"><text:soft-page-break/><text:s text:c="8"/>self.character.stop()</text:p>
      <text:p text:style-name="P84">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73">Within this function we call stop on our character which will stop all animations currently playing on that actor.</text:span></text:p>
      <text:p text:style-name="P103">Next we will make use of our new states by changing them whenever the actor is moving or stops moving. This can be achieved quite simple by adding the following lines inside the moveTask function right before the return statement.</text:p>
      <text:p text:style-name="P113">if speed != 0.0 and self.state != "Walk" and self.state != "Walk_back":</text:p>
      <text:p text:style-name="P113"><text:s text:c="4"/>if speed &lt; 0:</text:p>
      <text:p text:style-name="P113"><text:s text:c="8"/>self.request("Walk")</text:p>
      <text:p text:style-name="P113"><text:s text:c="4"/>else:</text:p>
      <text:p text:style-name="P113"><text:s text:c="8"/>self.request("Walk_back")</text:p>
      <text:p text:style-name="Code">elif speed == 0.0 and self.state != "Idle":</text:p>
      <text:p text:style-name="Code"><text:s text:c="4"/>self.request("Idle")</text:p>
      <text:p text:style-name="P87">Using the speed variable we always know if the character is moving or not <text:span text:style-name="T84">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84">and Walk_back</text:span> state. If so we will request the walk <text:span text:style-name="T84">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6">Having done that, you should see your character walking and idling in the game respective to your keyboard input. <text:span text:style-name="T79">That should look much better now but the character still misses a bunch of things.</text:span></text:p>
      <text:h text:style-name="P154" text:outline-level="4">Extended Character movements</text:h>
      <text:p text:style-name="P90">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oft-page-break/><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Code"><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1">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2">With all those animations, we now also need to define when they should be entered and played. As we want to map them all to some keyboard events, we first extend our button variables. So add the following lines of code at the end of the __init__ method.</text:p>
      <text:p text:style-name="P92"/>
      <text:p text:style-name="Code">self.punchLButton = KeyboardButton.asciiKey('q')</text:p>
      <text:p text:style-name="Code">self.punchRButton = KeyboardButton.asciiKey('w')</text:p>
      <text:p text:style-name="Code">self.kickLButton = KeyboardButton.asciiKey('a')</text:p>
      <text:p text:style-name="Code">self.kickRButton = KeyboardButton.asciiKey('s')</text:p>
      <text:p text:style-name="Code">self.defendButton = KeyboardButton.asciiKey('e')</text:p>
      <text:p text:style-name="P93">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85">if self.attackAnimationPlaying(): return task.cont</text:span></text:p>
      <text:p text:style-name="Code"><text:s text:c="8"/>speed = 0.0</text:p>
      <text:p text:style-name="Code"><text:s text:c="8"/>isDown = base.mouseWatcherNode.isButtonDown</text:p>
      <text:p text:style-name="Code"/>
      <text:p text:style-name="Code"><text:s text:c="8"/><text:span text:style-name="T85">if isDown(self.defendButton):</text:span></text:p>
      <text:p text:style-name="Code"><text:s text:c="8"/><text:span text:style-name="T85"><text:s text:c="4"/>if self.state != "Defend":</text:span></text:p>
      <text:p text:style-name="Code"><text:s text:c="8"/><text:span text:style-name="T85"><text:s text:c="8"/>self.request("Defend")</text:span></text:p>
      <text:p text:style-name="Code"><text:s text:c="8"/><text:span text:style-name="T85"><text:s text:c="4"/>return task.cont</text:span></text:p>
      <text:p text:style-name="Code"/>
      <text:p text:style-name="Code"><text:s text:c="8"/><text:span text:style-name="T85"># Check for attack keys</text:span></text:p>
      <text:p text:style-name="Code"><text:s text:c="8"/><text:span text:style-name="T85">isAction = False</text:span></text:p>
      <text:p text:style-name="Code"><text:soft-page-break/><text:s text:c="8"/><text:span text:style-name="T85">if isDown(self.punchLButton):</text:span></text:p>
      <text:p text:style-name="Code"><text:s text:c="8"/><text:span text:style-name="T85"><text:s text:c="4"/>isAction = True</text:span></text:p>
      <text:p text:style-name="Code"><text:s text:c="8"/><text:span text:style-name="T85"><text:s text:c="4"/>self.request("Punch_l")</text:span></text:p>
      <text:p text:style-name="Code"><text:s text:c="8"/><text:span text:style-name="T85">elif isDown(self.punchRButton):</text:span></text:p>
      <text:p text:style-name="Code"><text:s text:c="8"/><text:span text:style-name="T85"><text:s text:c="4"/>isAction = True</text:span></text:p>
      <text:p text:style-name="Code"><text:s text:c="8"/><text:span text:style-name="T85"><text:s text:c="4"/>self.request("Punch_r")</text:span></text:p>
      <text:p text:style-name="Code"><text:s text:c="8"/><text:span text:style-name="T85">elif isDown(self.kickLButton):</text:span></text:p>
      <text:p text:style-name="Code"><text:s text:c="8"/><text:span text:style-name="T85"><text:s text:c="4"/>isAction = True</text:span></text:p>
      <text:p text:style-name="Code"><text:s text:c="8"/><text:span text:style-name="T85"><text:s text:c="4"/>self.request("Kick_l")</text:span></text:p>
      <text:p text:style-name="Code"><text:s text:c="8"/><text:span text:style-name="T85">elif isDown(self.kickRButton):</text:span></text:p>
      <text:p text:style-name="Code"><text:s text:c="8"/><text:span text:style-name="T85"><text:s text:c="4"/>isAction = True</text:span></text:p>
      <text:p text:style-name="Code"><text:s text:c="8"/><text:span text:style-name="T85"><text:s text:c="4"/>self.request("Kick_r")</text:span></text:p>
      <text:p text:style-name="Code"><text:s text:c="8"/><text:span text:style-name="T85">if isAction:</text:span></text:p>
      <text:p text:style-name="Code"><text:s text:c="8"/><text:span text:style-name="T85"><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114"><text:s text:c="8"/>if speed != 0.0 and self.state != "Walk" and <text:span text:style-name="T87">\</text:span></text:p>
      <text:p text:style-name="P114"><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4">In this section, the new lines are marked in yellow. Starting with the first line, we will check if the 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4">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4">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4">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oft-page-break/><text:s text:c="8"/>actionAnimations = [</text:p>
      <text:p text:style-name="Code"><text:s text:c="12"/>"Punch_l",</text:p>
      <text:p text:style-name="Code"><text:s text:c="12"/>"Punch_r",</text:p>
      <text:p text:style-name="Code"><text:s text:c="12"/>"Kick_l",</text:p>
      <text:p text:style-name="Code"><text:s text:c="12"/>"Kick_r"]</text:p>
      <text:p text:style-name="Code"><text:s text:c="8"/>if self.character.getCurrentAnim() in actionAnimations: return True</text:p>
      <text:p text:style-name="P94">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5">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152" text:outline-level="3"><text:bookmark-start text:name="__RefHeading__1270_93487272"/>Add two player controls<text:bookmark-end text:name="__RefHeading__1270_93487272"/></text:h>
      <text:p text:style-name="P97">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89">Now lets start with extending our already existing Player class so we can use it for multiuser usage.</text:span></text:p>
      <text:p text:style-name="P98">The first thing we will change and extend is the init method of the Player class so it will look like the following.</text:p>
      <text:p text:style-name="Code"><text:s text:c="4"/>def __init__(self, charNr<text:span text:style-name="T85">, controls</text:span>):</text:p>
      <text:p text:style-name="Code"><text:s text:c="8"/>FSM.__init__(self, "FSM-Player%d"%charNr)</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Code"><text:s text:c="16"/>"Defend":charPath + "defend",</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85">if controls == "p1":</text:span></text:p>
      <text:p text:style-name="Code"><text:s text:c="8"/><text:span text:style-name="T85"><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oft-page-break/><text:s text:c="8"/><text:span text:style-name="T86">elif controls == "p2"</text:span><text:span text:style-name="T85">:</text:span></text:p>
      <text:p text:style-name="Code"><text:s text:c="8"/><text:span text:style-name="T85"><text:s text:c="4"/>self.character.setH(-90)</text:span></text:p>
      <text:p text:style-name="Code"><text:s text:c="8"/><text:span text:style-name="T85"><text:s text:c="4"/>self.leftButton = KeyboardButton.right()</text:span></text:p>
      <text:p text:style-name="Code"><text:s text:c="8"/><text:span text:style-name="T85"><text:s text:c="4"/>self.rightButton = KeyboardButton.left()</text:span></text:p>
      <text:p text:style-name="Code"><text:s text:c="8"/><text:span text:style-name="T85"><text:s text:c="4"/>self.punchLButton = KeyboardButton.asciiKey('i')</text:span></text:p>
      <text:p text:style-name="Code"><text:s text:c="8"/><text:span text:style-name="T85"><text:s text:c="4"/>self.punchRButton = KeyboardButton.asciiKey('o')</text:span></text:p>
      <text:p text:style-name="Code"><text:s text:c="8"/><text:span text:style-name="T85"><text:s text:c="4"/>self.kickLButton = KeyboardButton.asciiKey('k')</text:span></text:p>
      <text:p text:style-name="Code"><text:s text:c="8"/><text:span text:style-name="T85"><text:s text:c="4"/>self.kickRButton = KeyboardButton.asciiKey('l')</text:span></text:p>
      <text:p text:style-name="Code"><text:s text:c="8"/><text:span text:style-name="T85"><text:s text:c="4"/>self.defendButton = KeyboardButton.asciiKey('p')</text:span></text:p>
      <text:p text:style-name="P98">The yellow marked code shows the new parts. First we add a controls argument to our method. This will be a string variable where we await a value of something like p# where # must be 1 or 2 for now as we have a two player only game.</text:p>
      <text:p text:style-name="P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90">where we have specifically said that left is - and right is + on the x-axis. Hence moving left results in moving right on the second character and right results in moving left.</text:span></text:p>
      <text:p text:style-name="P99">Now we need to add and start the second character to our game which we will do in the main script. <text:span text:style-name="T91">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85">, "p1"</text:span>)</text:p>
      <text:p text:style-name="Code"><text:s text:c="8"/><text:span text:style-name="T85">self.player2 = Player(1, "p2")</text:span></text:p>
      <text:p text:style-name="P1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85">-1</text:span>, 8, -0.5))</text:p>
      <text:p text:style-name="Code"><text:s text:c="8"/><text:span text:style-name="T85">self.player2.start((1, 8, -0.5))</text:span></text:p>
      <text:p text:style-name="P100">Also in this part, the second player is called just like the first one. Here the only differences between them two is the first value which represents the position on the x-axis, <text:span text:style-name="T92">we will place the first character to the left and the second character to the right on the screen.</text:span></text:p>
      <text:p text:style-name="P101">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text:soft-page-break/>collision detection.</text:p>
      <text:p text:style-name="P102">To add collision detection we need to do a few things. Panda3D comes with a bunch of good professional grade collision and physic systems which are Panda3D's own implementation which is mainly good for simple physics and collision detection, ODE, the open dynamic engine which has good implementations on joints and should be good for technical simulations and the last but not least, Bullet, which is a good capable physics and collision engine which was already used in big commercial games. Dependent on which collision system we take there are other methods to handle the collisions and implementation. For this tutorial Panda3D's own implementation will meet all our needs as well as being rather simple to use and hence we will use it to enable collision detections.</text:p>
      <text:h text:style-name="P152" text:outline-level="3"><text:bookmark-start text:name="__RefHeading__1272_93487272"/>Camera control<text:bookmark-end text:name="__RefHeading__1272_93487272"/></text:h>
      <text:p text:style-name="P96"/>
      <text:h text:style-name="Heading_20_2" text:outline-level="2"><text:bookmark-start text:name="__RefHeading__818_386173091"/><text:soft-page-break/>Creating the Environment<text:bookmark-end text:name="__RefHeading__818_386173091"/></text:h>
      <text:h text:style-name="Heading_20_3" text:outline-level="3"><text:bookmark-start text:name="__RefHeading__820_386173091"/>Creating the environment<text:bookmark-end text:name="__RefHeading__820_386173091"/></text:h>
      <text:h text:style-name="P152" text:outline-level="3"><text:bookmark-start text:name="__RefHeading__822_386173091"/>Loading the environment into the game<text:bookmark-end text:name="__RefHeading__822_386173091"/></text:h>
      <text:h text:style-name="Heading_20_2" text:outline-level="2"><text:bookmark-start text:name="__RefHeading__824_386173091"/>Building the GUI<text:bookmark-end text:name="__RefHeading__824_386173091"/></text:h>
      <text:h text:style-name="Heading_20_3" text:outline-level="3"><text:bookmark-start text:name="__RefHeading__826_386173091"/>Adding a simple main menu<text:bookmark-end text:name="__RefHeading__826_386173091"/></text:h>
      <text:h text:style-name="Heading_20_3" text:outline-level="3"><text:bookmark-start text:name="__RefHeading__828_386173091"/>Character selection<text:bookmark-end text:name="__RefHeading__828_386173091"/></text:h>
      <text:h text:style-name="Heading_20_3" text:outline-level="3"><text:bookmark-start text:name="__RefHeading__830_386173091"/>Level selection<text:bookmark-end text:name="__RefHeading__830_386173091"/></text:h>
      <text:h text:style-name="Heading_20_2" text:outline-level="2"><text:bookmark-start text:name="__RefHeading__832_386173091"/>Graphic Enhancement<text:bookmark-end text:name="__RefHeading__832_386173091"/></text:h>
      <text:h text:style-name="Heading_20_3" text:outline-level="3"><text:bookmark-start text:name="__RefHeading__834_386173091"/>Particles<text:bookmark-end text:name="__RefHeading__834_386173091"/></text:h>
      <text:h text:style-name="Heading_20_3" text:outline-level="3"><text:bookmark-start text:name="__RefHeading__836_386173091"/>P3D Shader system<text:bookmark-end text:name="__RefHeading__836_386173091"/></text:h>
      <text:h text:style-name="Heading_20_2" text:outline-level="2"><text:bookmark-start text:name="__RefHeading__838_386173091"/>Debugging and Testing<text:bookmark-end text:name="__RefHeading__838_386173091"/></text:h>
      <text:h text:style-name="Heading_20_3" text:outline-level="3"><text:bookmark-start text:name="__RefHeading__840_386173091"/>Direct Tools for debugging and performance tuning<text:bookmark-end text:name="__RefHeading__840_386173091"/></text:h>
      <text:h text:style-name="Heading_20_2" text:outline-level="2"><text:bookmark-start text:name="__RefHeading__842_386173091"/>Releasing the game<text:bookmark-end text:name="__RefHeading__842_386173091"/></text:h>
      <text:h text:style-name="Heading_20_3" text:outline-level="3"><text:bookmark-start text:name="__RefHeading__844_386173091"/><text:span text:style-name="T55">M</text:span>anual and game release content<text:bookmark-end text:name="__RefHeading__844_386173091"/></text:h>
      <text:h text:style-name="Heading_20_3" text:outline-level="3"><text:bookmark-start text:name="__RefHeading__846_386173091"/>Pack the game <text:span text:style-name="T55">as</text:span> executable and installer<text:bookmark-end text:name="__RefHeading__846_38617309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anda3D Tutorial</text:p>
      </style:header>
      <style:footer>
        <text:p text:style-name="MP2"><text:tab/><text:page-number text:select-page="current">25</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fred Wolf</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1" meta:object-count="0" meta:page-count="25" meta:paragraph-count="472" meta:word-count="8508" meta:character-count="51240" meta:non-whitespace-character-count="41656"/>
  </office:meta>
</office:document-meta>
</file>